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Standard"/>
      <text:p text:style-name="Standard">Paul Matthews, </text:p>
      <text:p text:style-name="Standard">Department of Computer Science and Creative Technologies, </text:p>
      <text:p text:style-name="Standard">University of the West of England.</text:p>
      <text:p text:style-name="Standard"/>
      <text:p text:style-name="Standard"/>
      <text:h text:style-name="Heading_20_1" text:outline-level="1">Abstract</text:h>
      <text:p text:style-name="Standard"/>
      <text:h text:style-name="Heading_20_2" text:outline-level="2">Introduction</text:h>
      <text:p text:style-name="Standard">Social question-answering sites such as Yahoo Answers, Quora and Nave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Something about pace layering here]</text:p>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p text:style-name="Standard"/>
      <text:h text:style-name="Heading_20_2" text:outline-level="2">Desirable norms and architecture for a knowledge commons</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 field as normative, in providing a framework for an epistemological system to converge on the true knowledge (defined in a number of ways). Conditions of such systems include inclusivity, diversity and authority.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text:p>
      <text:p text:style-name="Standard"/>
      <text:p text:style-name="Standard">Epistemic systems also need to accommodate different types of question, not only the simplified <text:soft-page-break/>philisophical propostion of whether p, but how tos, whichs, whys 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consistent with Kuhn and etc)</text:p>
      <text:p text:style-name="Standard">To these above conditions I would add that the system should be <text:span text:style-name="T1">dynamic</text:span>, flexible enough to accommodate new conditions that require knowledge to be updated, or new opinions or evidence to be included for consideration.</text:p>
      <text:h text:style-name="Heading_20_2" text:outline-level="2">Social Q &amp; A and user motivations</text:h>
      <text:p text:style-name="Standard">Sites such as Stack Overflow attract two overlapping yet partially distinct user groups - those seeking answers and those providing them. Some mutual attraction is apparent, with the availability of answerers make the site attractive to questioners (ref - funny one).</text:p>
      <text:p text:style-name="Standard">Askers are may display a "high need for cognitive closure" .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text:p>
      <text:p text:style-name="Standard"/>
      <text:p text:style-name="Standard">Many motivators for knowledge contribution in online communities have been identified, among them sense of community, expected reciprocity and individual recognition (ref and improve). In platforms such as Stack Overflow, answer contributors find the exercise useful in sharpening their professional skills, gaining authority in the online community and even finding new work on the basis of their accumulated contributions.</text:p>
      <text:p text:style-name="Standard"/>
      <text:h text:style-name="Heading_20_2" text:outline-level="2">Sources of bias through moderation, community size and the use of gamified interfaces</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This has the desirable effect of the asker receiving an answer quickly, but may sacrifice quality given that the answerer is in a rush to provide information. <text:s/>The extent of the problem was highlighted, with the median answer time of 11 minutes.</text:p>
      <text:p text:style-name="Standard"/>
      <text:p text:style-name="Standard">[Predictors of acceptance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text:soft-page-break/>successful, however, and the activity window on new questions remains by and large fairly brief.</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This can be verified in Stack Overflow by looking at Answer scores in relation to the time they were contributed. <text:s/>[Expand]</text:p>
      <text:h text:style-name="Heading_20_2" text:outline-level="2">Knowledge accretion in collaborative authoring environments</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text:p>
      <text:p text:style-name="Standard">A "first mover advantage" in Wikipedia articles has been identified. Content contributed early in a page's life tends to persist, and that may include any errors introduced early on {{814 Luyt,Brendan 2008;}}. This has been visualised in the "History Flow" project undertaken by IBM research.</text:p>
      <text:p text:style-name="Standard">It is not clear what the underlying explanation for the first mover advantage is, though it is possible that subsequent edits look at style and formatting issues and neglect the factual content of the articles (Need a ref)</text:p>
      <text:p text:style-name="Standard"/>
      <text:p text:style-name="Standard">Episteme articles on stabilisation and objectivity</text:p>
      <text:p text:style-name="Standard">History flow</text:p>
      <text:h text:style-name="Heading_20_1" text:outline-level="1">Methods and Approach</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Data was loaded and pre-processed in MySQL, before being loaded into an R statistics interface for analysis. <text:s/>The May 2011 dataset contains some 6,479,788 posts - incorporating both questions and answers - <text:s/>from amongst 756,695 users. By December 2011, the totals had grown to 7,397,507 posts and 887,372 users. </text:p>
      <text:h text:style-name="Heading_20_1" text:outline-level="1">Findings</text:h>
      <text:h text:style-name="Heading_20_2" text:outline-level="2">Question longevity and "breaking" answers</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text:p>
      <text:p text:style-name="Standard">Table xx <text:s text:c="2"/>shows <text:s/>a summary of questions and the time at which answers were contributed. The majority of question acitivity ceased after 30 days. In some cases, activity continued after 30 days but those questions contributed fewer user votes. Only in around 2% of cases did new questions garner the majority of votes. </text:p>
      <text:p text:style-name="Standard"><text:soft-page-break/></text:p>
      <text:p text:style-name="Standard">&lt;&lt;QuestionBreakdownTable, echo = FALSE, results = xml&gt;&gt;=</text:p>
      <text:p text:style-name="Standard">tlSummary &lt;- getTLSummary()</text:p>
      <text:p text:style-name="Standard">odfTableCaption('Longevity of Questions', numformat='1', numlettersync=FALSE, formula='Table+1', label='Table')</text:p>
      <text:p text:style-name="Standard">odfTable(tlSummary,horizontal=TRUE)</text:p>
      <text:p text:style-name="Standard">odfPageBreak()</text:p>
      <text:p text:style-name="Standard">@</text:p>
      <text:p text:style-name="Standard"/>
      <text:p text:style-name="Standard">&lt;&lt;TypicalQuestion, echo = FALSE, fig = TRUE&gt;&gt;=</text:p>
      <text:p text:style-name="Standard">qid&lt;-1064403</text:p>
      <text:p text:style-name="Standard">p&lt;-stackplot(qid, gettldata(qid), getqdata(qid), F)</text:p>
      <text:p text:style-name="Standard">print(p)</text:p>
      <text:p text:style-name="Standard">odfFigureCaption('Typical Question Timeline', numformat = '1', numlettersync = FALSE, formula='Illustration+1', label='Figure')</text:p>
      <text:p text:style-name="Standard">@</text:p>
      <text:p text:style-name="Standard"/>
      <text:p text:style-name="Standard">&lt;&lt;BreakingQuestion, echo = FALSE, fig = TRUE&gt;&gt;=</text:p>
      <text:p text:style-name="Standard">qid&lt;-295579</text:p>
      <text:p text:style-name="Standard">p&lt;-stackplot(qid, gettldata(qid), getqdata(qid), F)</text:p>
      <text:p text:style-name="Standard">print(p)</text:p>
      <text:p text:style-name="Standard">odfFigureCaption('"Breaking" Question Timeline', numformat = '1', numlettersync = FALSE, formula='Illustration+1', label='Figure')</text:p>
      <text:p text:style-name="Standard">@</text:p>
      <text:p text:style-name="Standard"/>
      <text:h text:style-name="Heading_20_2" text:outline-level="2">Question and answer edits over time</text:h>
      <text:p text:style-name="Standard">Evolution of moderation</text:p>
      <text:p text:style-name="Standard">&lt;&lt;ClosureDupeMods, echo = FALSE, fig = TRUE&gt;&gt;=</text:p>
      <text:p text:style-name="Standard">p&lt;-closuresbyperiod()</text:p>
      <text:p text:style-name="Standard">print(p)</text:p>
      <text:p text:style-name="Standard">odfFigureCaption('Questions closed as duplicates as a percentage of total questions', numformat = '1', numlettersync = FALSE, formula='Illustration+1', label='Figure')</text:p>
      <text:p text:style-name="Standard">@</text:p>
      <text:h text:style-name="Heading_20_1" text:outline-level="1">Discussion</text:h>
      <text:h text:style-name="Heading_20_1" text:outline-level="1">Conclusion</text:h>
      <text:h text:style-name="Heading_20_1" text:outline-level="1">References</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3T20:49:04.77</meta:creation-date>
    <dc:date>2012-08-03T21:09:31.34</dc:date>
    <meta:editing-duration>PT20M26S</meta:editing-duration>
    <meta:editing-cycles>2</meta:editing-cycles>
    <meta:generator>LibreOffice/3.4$Win32 LibreOffice_project/340m1$Build-502</meta:generator>
    <meta:document-statistic meta:table-count="0" meta:image-count="0" meta:object-count="0" meta:page-count="4" meta:paragraph-count="66" meta:word-count="1695" meta:character-count="11166" meta:non-whitespace-character-count="9517"/>
  </office:meta>
</office:document-meta>
</file>